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the-boss-that-is-hurrying-up-proof-of-concept--source-code"/>The boss that is hurrying up: proof of concept + source code<text:bookmark-end text:name="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2" text:outline-level="2"><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financial-department-last-tweaks-mvp--fixing-bugs-source-control"/>Financial department last tweaks: MVP + fixing bugs, source control<text:bookmark-end text:name="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2" text:outline-level="2"><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second-internal-customer-sharing-code-source--settings-for-client"/>Second internal customer: sharing code source + settings for client<text:bookmark-end text:name="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2" text:outline-level="2"><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transform-to-product-making-a-gui"/>Transform to product: making a GUI<text:bookmark-end text:name="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2" text:outline-level="2"><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2T17:09:41Z</meta:creation-date>
    <dc:date>2020-02-22T17:09:41Z</dc:date>
  </office:meta>
</office:document-meta>
</file>